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3ed" officeooo:paragraph-rsid="00083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st1</text:p>
      <text:p text:style-name="Standard"/>
      <text:p text:style-name="Standard">import numpy as np</text:p>
      <text:p text:style-name="Standard">array=np.arange(16).reshape(4,4)</text:p>
      <text:p text:style-name="Standard">print(array)</text:p>
      <text:p text:style-name="Standard">print("EXCLUDING 1ST ROW\n",array[1:4])</text:p>
      <text:p text:style-name="Standard">print(" 3rd &amp; 4th element of first row\n ",array[:1,2:4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55:16.260232541</meta:creation-date>
    <dc:date>2022-04-01T11:56:45.538207172</dc:date>
    <meta:editing-duration>PT1M30S</meta:editing-duration>
    <meta:editing-cycles>1</meta:editing-cycles>
    <meta:document-statistic meta:table-count="0" meta:image-count="0" meta:object-count="0" meta:page-count="1" meta:paragraph-count="6" meta:word-count="19" meta:character-count="164" meta:non-whitespace-character-count="151"/>
    <meta:generator>LibreOffice/6.0.7.3$Linux_X86_64 LibreOffice_project/00m0$Build-3</meta:generator>
  </office:meta>
</office:document-meta>
</file>